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58db3" officeooo:paragraph-rsid="00158db3"/>
    </style:style>
    <style:style style:name="P2" style:family="paragraph" style:parent-style-name="Standard">
      <style:text-properties style:font-name="Arial" officeooo:rsid="001a8fee" officeooo:paragraph-rsid="001a8fee"/>
    </style:style>
    <style:style style:name="P3" style:family="paragraph" style:parent-style-name="Standard">
      <style:text-properties style:font-name="Arial" officeooo:rsid="0012e8c7" officeooo:paragraph-rsid="00228183"/>
    </style:style>
    <style:style style:name="P4" style:family="paragraph" style:parent-style-name="Standard">
      <style:text-properties style:font-name="Arial" officeooo:rsid="0012e8c7" officeooo:paragraph-rsid="00265f9c"/>
    </style:style>
    <style:style style:name="P5" style:family="paragraph" style:parent-style-name="Standard">
      <style:text-properties style:font-name="Arial" officeooo:rsid="0012e8c7" officeooo:paragraph-rsid="00308589"/>
    </style:style>
    <style:style style:name="P6" style:family="paragraph" style:parent-style-name="Standard">
      <style:text-properties style:font-name="Arial" officeooo:rsid="0012e8c7" officeooo:paragraph-rsid="00157e1d"/>
    </style:style>
    <style:style style:name="P7" style:family="paragraph" style:parent-style-name="Standard">
      <style:text-properties style:font-name="Arial" officeooo:rsid="0012e8c7" officeooo:paragraph-rsid="002bf3ce"/>
    </style:style>
    <style:style style:name="P8" style:family="paragraph" style:parent-style-name="Standard">
      <style:text-properties style:font-name="Arial" officeooo:rsid="0012e8c7" officeooo:paragraph-rsid="0012e8c7"/>
    </style:style>
    <style:style style:name="P9" style:family="paragraph" style:parent-style-name="Standard">
      <style:text-properties style:font-name="Arial" officeooo:rsid="0012e8c7" officeooo:paragraph-rsid="008d4d9e"/>
    </style:style>
    <style:style style:name="P10" style:family="paragraph" style:parent-style-name="Standard">
      <style:text-properties style:font-name="Arial" officeooo:rsid="0028108c" officeooo:paragraph-rsid="002f3445"/>
    </style:style>
    <style:style style:name="P11" style:family="paragraph" style:parent-style-name="Standard">
      <style:text-properties style:font-name="Arial" officeooo:rsid="0012e8c7" officeooo:paragraph-rsid="00158db3" style:language-asian="zh" style:country-asian="TW"/>
    </style:style>
    <style:style style:name="P12" style:family="paragraph" style:parent-style-name="Standard">
      <style:text-properties style:font-name="Arial" officeooo:rsid="0012e8c7" officeooo:paragraph-rsid="00f8a564" style:language-asian="zh" style:country-asian="TW"/>
    </style:style>
    <style:style style:name="P13" style:family="paragraph" style:parent-style-name="Standard">
      <style:text-properties style:font-name="Arial" officeooo:rsid="00fc1fd0" officeooo:paragraph-rsid="00fc1fd0" style:language-asian="zh" style:country-asian="TW"/>
    </style:style>
    <style:style style:name="P14" style:family="paragraph" style:parent-style-name="Standard">
      <style:text-properties style:font-name="Arial" fo:language="en" fo:country="AU" officeooo:rsid="002bf3ce" officeooo:paragraph-rsid="00abe596"/>
    </style:style>
    <style:style style:name="P15" style:family="paragraph" style:parent-style-name="Standard">
      <style:text-properties style:font-name="Arial" fo:language="en" fo:country="AU" officeooo:rsid="002bf3ce" officeooo:paragraph-rsid="00de8af8"/>
    </style:style>
    <style:style style:name="P16" style:family="paragraph" style:parent-style-name="Standard">
      <style:text-properties style:font-name="Arial" fo:language="en" fo:country="AU" officeooo:rsid="00347ad2" officeooo:paragraph-rsid="00347ad2"/>
    </style:style>
    <style:style style:name="P17" style:family="paragraph" style:parent-style-name="Standard">
      <style:text-properties style:font-name="Arial" fo:language="en" fo:country="AU" officeooo:rsid="00511217" officeooo:paragraph-rsid="00511217"/>
    </style:style>
    <style:style style:name="P18" style:family="paragraph" style:parent-style-name="Standard">
      <style:text-properties style:font-name="Arial" fo:language="en" fo:country="AU" fo:font-weight="bold" officeooo:rsid="00aedbb8" officeooo:paragraph-rsid="002bf3ce" style:font-weight-asian="bold" style:font-weight-complex="bold"/>
    </style:style>
    <style:style style:name="P19" style:family="paragraph" style:parent-style-name="Standard">
      <style:text-properties style:font-name="Arial" fo:language="en" fo:country="AU" officeooo:rsid="00d25c54" officeooo:paragraph-rsid="00d25c54"/>
    </style:style>
    <style:style style:name="P20" style:family="paragraph" style:parent-style-name="Standard">
      <style:text-properties style:font-name="Arial" fo:language="en" fo:country="AU" officeooo:rsid="00d832b6" officeooo:paragraph-rsid="00d832b6"/>
    </style:style>
    <style:style style:name="P21" style:family="paragraph" style:parent-style-name="Standard">
      <style:text-properties style:font-name="Arial" fo:language="en" fo:country="AU" fo:font-weight="normal" officeooo:rsid="00aedbb8" officeooo:paragraph-rsid="00aedbb8" style:font-weight-asian="normal" style:font-weight-complex="normal"/>
    </style:style>
    <style:style style:name="P22" style:family="paragraph" style:parent-style-name="Standard">
      <style:text-properties style:font-name="Arial" fo:language="en" fo:country="AU" fo:font-weight="normal" officeooo:rsid="00d44b19" officeooo:paragraph-rsid="00d44b19" style:font-weight-asian="normal" style:font-weight-complex="normal"/>
    </style:style>
    <style:style style:name="P23" style:family="paragraph" style:parent-style-name="Standard">
      <style:text-properties style:font-name="Arial" fo:language="en" fo:country="AU" fo:font-weight="normal" officeooo:rsid="00d44b19" officeooo:paragraph-rsid="00d4b9c7" style:font-weight-asian="normal" style:font-weight-complex="normal"/>
    </style:style>
    <style:style style:name="P24" style:family="paragraph" style:parent-style-name="Standard">
      <style:text-properties style:font-name="Arial" fo:language="en" fo:country="AU" officeooo:rsid="005c8b06" officeooo:paragraph-rsid="00157e1d"/>
    </style:style>
    <style:style style:name="P25" style:family="paragraph" style:parent-style-name="Standard">
      <style:text-properties style:font-name="Arial" fo:language="en" fo:country="AU" officeooo:rsid="00f1d796" officeooo:paragraph-rsid="00f1d796"/>
    </style:style>
    <style:style style:name="P26" style:family="paragraph" style:parent-style-name="Standard">
      <style:text-properties style:font-name="Arial" officeooo:rsid="00436787" officeooo:paragraph-rsid="00436787"/>
    </style:style>
    <style:style style:name="P27" style:family="paragraph" style:parent-style-name="Standard">
      <style:text-properties style:font-name="Arial" officeooo:rsid="00511217" officeooo:paragraph-rsid="00511217"/>
    </style:style>
    <style:style style:name="P28" style:family="paragraph" style:parent-style-name="Standard">
      <style:text-properties style:font-name="Arial" officeooo:rsid="003bcbb3" officeooo:paragraph-rsid="003bcbb3"/>
    </style:style>
    <style:style style:name="P29" style:family="paragraph" style:parent-style-name="Standard">
      <style:text-properties style:font-name="Arial" fo:font-weight="bold" officeooo:rsid="00aedbb8" officeooo:paragraph-rsid="00aedbb8" style:font-weight-asian="bold" style:font-weight-complex="bold"/>
    </style:style>
    <style:style style:name="P30" style:family="paragraph" style:parent-style-name="Standard">
      <style:text-properties style:font-name="Arial" officeooo:rsid="00460997" officeooo:paragraph-rsid="004f3ba6"/>
    </style:style>
    <style:style style:name="P31" style:family="paragraph" style:parent-style-name="Standard">
      <style:text-properties style:font-name="Arial" officeooo:rsid="00672cef" officeooo:paragraph-rsid="0012e8c7"/>
    </style:style>
    <style:style style:name="P32" style:family="paragraph" style:parent-style-name="Standard">
      <style:text-properties style:font-name="Arial" officeooo:rsid="00672cef" officeooo:paragraph-rsid="010c8c38"/>
    </style:style>
    <style:style style:name="P33" style:family="paragraph" style:parent-style-name="Standard">
      <style:text-properties style:font-name="Arial" officeooo:rsid="00672cef" officeooo:paragraph-rsid="00228183"/>
    </style:style>
    <style:style style:name="P34" style:family="paragraph" style:parent-style-name="Standard">
      <style:text-properties style:font-name="Arial" officeooo:rsid="001f0c37" officeooo:paragraph-rsid="001f0c37"/>
    </style:style>
    <style:style style:name="P35" style:family="paragraph" style:parent-style-name="Standard">
      <style:text-properties style:font-name="Arial" fo:font-weight="normal" officeooo:rsid="00d44b19" officeooo:paragraph-rsid="00d4b9c7" style:font-weight-asian="normal" style:font-weight-complex="normal"/>
    </style:style>
    <style:style style:name="P36" style:family="paragraph" style:parent-style-name="Standard">
      <style:text-properties style:font-name="Arial" officeooo:rsid="006fecba" officeooo:paragraph-rsid="00d1ffef"/>
    </style:style>
    <style:style style:name="P37" style:family="paragraph" style:parent-style-name="Standard">
      <style:text-properties style:font-name="Arial" officeooo:rsid="006fecba" officeooo:paragraph-rsid="00e80a70"/>
    </style:style>
    <style:style style:name="P38" style:family="paragraph" style:parent-style-name="Standard">
      <style:text-properties style:font-name="Arial" officeooo:rsid="00f8a564" officeooo:paragraph-rsid="0012e8c7"/>
    </style:style>
    <style:style style:name="P39" style:family="paragraph" style:parent-style-name="Standard">
      <style:text-properties style:font-name="Arial" officeooo:rsid="00fdf511" officeooo:paragraph-rsid="00fdf511"/>
    </style:style>
    <style:style style:name="P40" style:family="paragraph" style:parent-style-name="Standard">
      <style:text-properties style:font-name="Arial" officeooo:rsid="00ff9c3b" officeooo:paragraph-rsid="010c8c38"/>
    </style:style>
    <style:style style:name="P41" style:family="paragraph" style:parent-style-name="Standard">
      <style:text-properties style:font-name="Arial" officeooo:rsid="00f4564b" officeooo:paragraph-rsid="010c8c38"/>
    </style:style>
    <style:style style:name="P42" style:family="paragraph" style:parent-style-name="Standard">
      <style:text-properties fo:color="#ff0000" loext:opacity="100%" style:font-name="Arial" fo:font-weight="bold" officeooo:rsid="0012e8c7" officeooo:paragraph-rsid="00308589" style:font-weight-asian="bold" style:font-weight-complex="bold"/>
    </style:style>
    <style:style style:name="P43" style:family="paragraph" style:parent-style-name="Standard">
      <style:text-properties fo:color="#ff0000" loext:opacity="100%" style:font-name="Arial" fo:font-weight="bold" officeooo:rsid="00f28cd2" officeooo:paragraph-rsid="010c8c38" style:font-weight-asian="bold" style:font-weight-complex="bold"/>
    </style:style>
    <style:style style:name="P44" style:family="paragraph" style:parent-style-name="Standard">
      <style:text-properties fo:color="#ff0000" loext:opacity="100%" style:font-name="Arial" fo:language="en" fo:country="AU" fo:font-weight="bold" officeooo:rsid="003bcbb3" officeooo:paragraph-rsid="003bcbb3" style:font-weight-asian="bold" style:font-weight-complex="bold"/>
    </style:style>
    <style:style style:name="P45" style:family="paragraph" style:parent-style-name="Standard">
      <style:text-properties fo:color="#ff0000" loext:opacity="100%" style:font-name="Arial" fo:language="en" fo:country="AU" style:text-underline-style="solid" style:text-underline-width="auto" style:text-underline-color="font-color" fo:font-weight="bold" officeooo:rsid="002f3445" officeooo:paragraph-rsid="002f3445" style:font-weight-asian="bold" style:font-weight-complex="bold"/>
    </style:style>
    <style:style style:name="P46" style:family="paragraph" style:parent-style-name="Standard">
      <style:text-properties fo:color="#ff0000" loext:opacity="100%" style:font-name="Arial" fo:language="en" fo:country="AU" style:text-underline-style="solid" style:text-underline-width="auto" style:text-underline-color="font-color" fo:font-weight="bold" officeooo:rsid="00f33b13" officeooo:paragraph-rsid="00f33b13" style:font-weight-asian="bold" style:font-weight-complex="bold"/>
    </style:style>
    <style:style style:name="P47" style:family="paragraph" style:parent-style-name="Standard">
      <style:text-properties fo:color="#ff0000" loext:opacity="100%" style:font-name="Arial" fo:language="en" fo:country="AU" fo:font-style="normal" style:text-underline-style="solid" style:text-underline-width="auto" style:text-underline-color="font-color" fo:font-weight="bold" officeooo:rsid="00e1c6d1" officeooo:paragraph-rsid="00e1c6d1" style:font-style-asian="normal" style:font-weight-asian="bold" style:font-style-complex="normal" style:font-weight-complex="bold"/>
    </style:style>
    <style:style style:name="P48" style:family="paragraph" style:parent-style-name="Standard">
      <style:text-properties fo:color="#ff0000" loext:opacity="100%" style:font-name="Arial" style:text-underline-style="solid" style:text-underline-width="auto" style:text-underline-color="font-color" fo:font-weight="bold" officeooo:rsid="0012e8c7" officeooo:paragraph-rsid="00228183" style:font-weight-asian="bold" style:font-weight-complex="bold"/>
    </style:style>
    <style:style style:name="P49" style:family="paragraph" style:parent-style-name="Standard">
      <style:text-properties fo:color="#333333" loext:opacity="100%" style:font-name="Arial" fo:language="en" fo:country="AU" fo:font-weight="normal" officeooo:rsid="0041d007" officeooo:paragraph-rsid="0041d007" style:font-weight-asian="normal" style:font-weight-complex="normal"/>
    </style:style>
    <style:style style:name="P50" style:family="paragraph" style:parent-style-name="Standard">
      <style:text-properties fo:color="#333333" loext:opacity="100%" style:font-name="Arial" fo:language="en" fo:country="AU" fo:font-weight="normal" officeooo:rsid="00460997" officeooo:paragraph-rsid="004f3ba6" style:font-weight-asian="normal" style:font-weight-complex="normal"/>
    </style:style>
    <style:style style:name="P51" style:family="paragraph" style:parent-style-name="Standard">
      <style:text-properties fo:color="#333333" loext:opacity="100%" style:font-name="Arial" fo:language="en" fo:country="AU" fo:font-weight="normal" officeooo:rsid="004c2038" officeooo:paragraph-rsid="004f3ba6" style:font-weight-asian="normal" style:font-weight-complex="normal"/>
    </style:style>
    <style:style style:name="P52" style:family="paragraph" style:parent-style-name="Standard">
      <style:text-properties fo:color="#333333" loext:opacity="100%" style:font-name="Arial" fo:language="en" fo:country="AU" fo:font-weight="normal" officeooo:rsid="006fecba" officeooo:paragraph-rsid="008d4d9e" style:font-weight-asian="normal" style:font-weight-complex="normal"/>
    </style:style>
    <style:style style:name="P53" style:family="paragraph" style:parent-style-name="Standard">
      <style:text-properties fo:color="#333333" loext:opacity="100%" style:font-name="Arial" fo:language="en" fo:country="AU" fo:font-weight="normal" officeooo:rsid="006fecba" officeooo:paragraph-rsid="00d1ffef" style:font-weight-asian="normal" style:font-weight-complex="normal"/>
    </style:style>
    <style:style style:name="P54" style:family="paragraph" style:parent-style-name="Standard">
      <style:text-properties fo:color="#333333" loext:opacity="100%" style:font-name="Arial" fo:language="en" fo:country="AU" fo:font-weight="normal" officeooo:rsid="006fecba" officeooo:paragraph-rsid="00e80a70" style:font-weight-asian="normal" style:font-weight-complex="normal"/>
    </style:style>
    <style:style style:name="P55" style:family="paragraph" style:parent-style-name="Standard">
      <style:text-properties fo:color="#333333" loext:opacity="100%" style:font-name="Arial" fo:language="en" fo:country="AU" fo:font-weight="normal" officeooo:rsid="007768fd" officeooo:paragraph-rsid="00d1ffef" style:font-weight-asian="normal" style:font-weight-complex="normal"/>
    </style:style>
    <style:style style:name="P56" style:family="paragraph" style:parent-style-name="Standard">
      <style:text-properties fo:color="#333333" loext:opacity="100%" style:font-name="Arial" fo:language="en" fo:country="AU" fo:font-weight="normal" officeooo:rsid="007768fd" officeooo:paragraph-rsid="00e80a70" style:font-weight-asian="normal" style:font-weight-complex="normal"/>
    </style:style>
    <style:style style:name="P57" style:family="paragraph" style:parent-style-name="Standard">
      <style:text-properties fo:color="#333333" loext:opacity="100%" style:font-name="Arial" fo:language="en" fo:country="AU" fo:font-weight="normal" officeooo:rsid="00efaa93" officeooo:paragraph-rsid="00d1ffef" style:font-weight-asian="normal" style:font-weight-complex="normal"/>
    </style:style>
    <style:style style:name="P58" style:family="paragraph" style:parent-style-name="Standard">
      <style:text-properties fo:color="#333333" loext:opacity="100%" style:font-name="Arial" fo:language="en" fo:country="AU" fo:font-weight="normal" officeooo:rsid="00f4e2a4" officeooo:paragraph-rsid="00f4e2a4" style:font-weight-asian="normal" style:font-weight-complex="normal"/>
    </style:style>
    <style:style style:name="P59" style:family="paragraph" style:parent-style-name="Standard">
      <style:text-properties fo:color="#333333" loext:opacity="100%" style:font-name="Arial" fo:language="en" fo:country="AU" fo:font-weight="normal" officeooo:rsid="00f62768" officeooo:paragraph-rsid="00f62768" style:font-weight-asian="normal" style:font-weight-complex="normal"/>
    </style:style>
    <style:style style:name="T1" style:family="text">
      <style:text-properties fo:language="en" fo:country="AU"/>
    </style:style>
    <style:style style:name="T2" style:family="text">
      <style:text-properties fo:language="en" fo:country="AU" officeooo:rsid="003406be"/>
    </style:style>
    <style:style style:name="T3" style:family="text">
      <style:text-properties fo:language="en" fo:country="AU" officeooo:rsid="00235e5a"/>
    </style:style>
    <style:style style:name="T4" style:family="text">
      <style:text-properties fo:language="en" fo:country="AU" officeooo:rsid="002a0c91"/>
    </style:style>
    <style:style style:name="T5" style:family="text">
      <style:text-properties fo:language="en" fo:country="AU" officeooo:rsid="002bf3ce"/>
    </style:style>
    <style:style style:name="T6" style:family="text">
      <style:text-properties fo:language="en" fo:country="AU" fo:font-weight="bold" style:font-weight-asian="bold" style:font-weight-complex="bold"/>
    </style:style>
    <style:style style:name="T7" style:family="text">
      <style:text-properties fo:language="en" fo:country="AU" fo:font-weight="bold" officeooo:rsid="005238ae" style:font-weight-asian="bold" style:font-weight-complex="bold"/>
    </style:style>
    <style:style style:name="T8" style:family="text">
      <style:text-properties fo:language="en" fo:country="AU" fo:font-weight="bold" officeooo:rsid="002a0c91" style:font-weight-asian="bold" style:font-weight-complex="bold"/>
    </style:style>
    <style:style style:name="T9" style:family="text">
      <style:text-properties fo:language="en" fo:country="AU" fo:font-weight="bold" officeooo:rsid="00ffeec0" style:font-weight-asian="bold" style:font-weight-complex="bold"/>
    </style:style>
    <style:style style:name="T10" style:family="text">
      <style:text-properties fo:language="en" fo:country="AU" fo:font-weight="bold" officeooo:rsid="00fd9074" style:font-weight-asian="bold" style:font-weight-complex="bold"/>
    </style:style>
    <style:style style:name="T11" style:family="text">
      <style:text-properties fo:language="en" fo:country="AU" fo:font-weight="bold" officeooo:rsid="010a8e2c" style:language-asian="zh" style:country-asian="TW" style:font-weight-asian="bold" style:font-weight-complex="bold"/>
    </style:style>
    <style:style style:name="T12" style:family="text">
      <style:text-properties fo:language="en" fo:country="AU" fo:font-weight="bold" officeooo:rsid="00347ad2" style:language-asian="zh" style:country-asian="TW" style:font-weight-asian="bold" style:font-weight-complex="bold"/>
    </style:style>
    <style:style style:name="T13" style:family="text">
      <style:text-properties fo:language="en" fo:country="AU" officeooo:rsid="002dd8d4"/>
    </style:style>
    <style:style style:name="T14" style:family="text">
      <style:text-properties fo:language="en" fo:country="AU" officeooo:rsid="002de5bd"/>
    </style:style>
    <style:style style:name="T15" style:family="text">
      <style:text-properties fo:language="en" fo:country="AU" officeooo:rsid="002f3445"/>
    </style:style>
    <style:style style:name="T16" style:family="text">
      <style:text-properties fo:language="en" fo:country="AU" officeooo:rsid="00308589"/>
    </style:style>
    <style:style style:name="T17" style:family="text">
      <style:text-properties fo:language="en" fo:country="AU" officeooo:rsid="00347ad2" style:language-asian="zh" style:country-asian="TW"/>
    </style:style>
    <style:style style:name="T18" style:family="text">
      <style:text-properties fo:language="en" fo:country="AU" officeooo:rsid="00550c38" style:language-asian="zh" style:country-asian="TW"/>
    </style:style>
    <style:style style:name="T19" style:family="text">
      <style:text-properties fo:language="en" fo:country="AU" officeooo:rsid="0055a851" style:language-asian="zh" style:country-asian="TW"/>
    </style:style>
    <style:style style:name="T20" style:family="text">
      <style:text-properties fo:language="en" fo:country="AU" officeooo:rsid="00584fe0" style:language-asian="zh" style:country-asian="TW"/>
    </style:style>
    <style:style style:name="T21" style:family="text">
      <style:text-properties fo:language="en" fo:country="AU" officeooo:rsid="010a8e2c" style:language-asian="zh" style:country-asian="TW"/>
    </style:style>
    <style:style style:name="T22" style:family="text">
      <style:text-properties fo:language="en" fo:country="AU" officeooo:rsid="003db3c9"/>
    </style:style>
    <style:style style:name="T23" style:family="text">
      <style:text-properties fo:language="en" fo:country="AU" style:text-underline-style="solid" style:text-underline-width="auto" style:text-underline-color="font-color" officeooo:rsid="00308589"/>
    </style:style>
    <style:style style:name="T24" style:family="text">
      <style:text-properties fo:language="en" fo:country="AU" officeooo:rsid="003e52ee"/>
    </style:style>
    <style:style style:name="T25" style:family="text">
      <style:text-properties fo:language="en" fo:country="AU" officeooo:rsid="0044ae1e"/>
    </style:style>
    <style:style style:name="T26" style:family="text">
      <style:text-properties fo:language="en" fo:country="AU" officeooo:rsid="00460997"/>
    </style:style>
    <style:style style:name="T27" style:family="text">
      <style:text-properties fo:language="en" fo:country="AU" officeooo:rsid="00481434"/>
    </style:style>
    <style:style style:name="T28" style:family="text">
      <style:text-properties fo:language="en" fo:country="AU" officeooo:rsid="00494758"/>
    </style:style>
    <style:style style:name="T29" style:family="text">
      <style:text-properties fo:language="en" fo:country="AU" officeooo:rsid="005238ae"/>
    </style:style>
    <style:style style:name="T30" style:family="text">
      <style:text-properties fo:language="en" fo:country="AU" officeooo:rsid="00c1eb5b"/>
    </style:style>
    <style:style style:name="T31" style:family="text">
      <style:text-properties fo:language="en" fo:country="AU" officeooo:rsid="00ccaf02"/>
    </style:style>
    <style:style style:name="T32" style:family="text">
      <style:text-properties fo:language="en" fo:country="AU" officeooo:rsid="00f1d796"/>
    </style:style>
    <style:style style:name="T33" style:family="text">
      <style:text-properties fo:language="en" fo:country="AU" officeooo:rsid="00f8a564"/>
    </style:style>
    <style:style style:name="T34" style:family="text">
      <style:text-properties fo:language="en" fo:country="AU" officeooo:rsid="00ffeec0"/>
    </style:style>
    <style:style style:name="T35" style:family="text">
      <style:text-properties fo:language="en" fo:country="AU" officeooo:rsid="01146cf0"/>
    </style:style>
    <style:style style:name="T36" style:family="text">
      <style:text-properties officeooo:rsid="00228183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7768fd" style:font-weight-asian="bold" style:font-weight-complex="bold"/>
    </style:style>
    <style:style style:name="T39" style:family="text">
      <style:text-properties fo:font-weight="bold" officeooo:rsid="00511217" style:font-weight-asian="bold" style:font-weight-complex="bold"/>
    </style:style>
    <style:style style:name="T40" style:family="text">
      <style:text-properties fo:font-weight="bold" officeooo:rsid="00f62768" style:font-weight-asian="bold" style:font-weight-complex="bold"/>
    </style:style>
    <style:style style:name="T41" style:family="text">
      <style:text-properties fo:font-weight="bold" officeooo:rsid="01034e83" style:font-weight-asian="bold" style:font-weight-complex="bold"/>
    </style:style>
    <style:style style:name="T42" style:family="text">
      <style:text-properties fo:font-weight="bold" officeooo:rsid="01081791" style:font-weight-asian="bold" style:font-weight-complex="bold"/>
    </style:style>
    <style:style style:name="T43" style:family="text">
      <style:text-properties fo:font-weight="bold" officeooo:rsid="01093db6" style:font-weight-asian="bold" style:font-weight-complex="bold"/>
    </style:style>
    <style:style style:name="T44" style:family="text">
      <style:text-properties fo:color="#333333" loext:opacity="100%" fo:language="en" fo:country="AU" fo:font-weight="bold" officeooo:rsid="002bf3ce" style:font-weight-asian="bold" style:font-weight-complex="bold"/>
    </style:style>
    <style:style style:name="T45" style:family="text">
      <style:text-properties fo:color="#333333" loext:opacity="100%" fo:language="en" fo:country="AU" fo:font-weight="bold" officeooo:rsid="0049834b" style:font-weight-asian="bold" style:font-weight-complex="bold"/>
    </style:style>
    <style:style style:name="T46" style:family="text">
      <style:text-properties fo:color="#333333" loext:opacity="100%" fo:language="en" fo:country="AU" fo:font-weight="bold" officeooo:rsid="004973c7" style:font-weight-asian="bold" style:font-weight-complex="bold"/>
    </style:style>
    <style:style style:name="T47" style:family="text">
      <style:text-properties fo:color="#333333" loext:opacity="100%" fo:language="en" fo:country="AU" fo:font-weight="bold" officeooo:rsid="007768fd" style:font-weight-asian="bold" style:font-weight-complex="bold"/>
    </style:style>
    <style:style style:name="T48" style:family="text">
      <style:text-properties fo:color="#333333" loext:opacity="100%" fo:language="en" fo:country="AU" fo:font-weight="normal" style:font-weight-asian="normal" style:font-weight-complex="normal"/>
    </style:style>
    <style:style style:name="T49" style:family="text">
      <style:text-properties fo:color="#333333" loext:opacity="100%" fo:language="en" fo:country="AU" fo:font-weight="normal" officeooo:rsid="004d58ab" style:font-weight-asian="normal" style:font-weight-complex="normal"/>
    </style:style>
    <style:style style:name="T50" style:family="text">
      <style:text-properties fo:color="#333333" loext:opacity="100%" fo:language="en" fo:country="AU" fo:font-weight="normal" officeooo:rsid="0046fa34" style:font-weight-asian="normal" style:font-weight-complex="normal"/>
    </style:style>
    <style:style style:name="T51" style:family="text">
      <style:text-properties fo:color="#333333" loext:opacity="100%" fo:language="en" fo:country="AU" fo:font-weight="normal" officeooo:rsid="004b291d" style:font-weight-asian="normal" style:font-weight-complex="normal"/>
    </style:style>
    <style:style style:name="T52" style:family="text">
      <style:text-properties fo:color="#333333" loext:opacity="100%" fo:language="en" fo:country="AU" fo:font-weight="normal" officeooo:rsid="004973c7" style:font-weight-asian="normal" style:font-weight-complex="normal"/>
    </style:style>
    <style:style style:name="T53" style:family="text">
      <style:text-properties fo:color="#333333" loext:opacity="100%" fo:language="en" fo:country="AU" fo:font-weight="normal" officeooo:rsid="00e34b0b" style:font-weight-asian="normal" style:font-weight-complex="normal"/>
    </style:style>
    <style:style style:name="T54" style:family="text">
      <style:text-properties fo:color="#333333" loext:opacity="100%" fo:language="en" fo:country="AU" fo:font-weight="normal" officeooo:rsid="00740c5b" style:font-weight-asian="normal" style:font-weight-complex="normal"/>
    </style:style>
    <style:style style:name="T55" style:family="text">
      <style:text-properties fo:color="#333333" loext:opacity="100%" fo:language="en" fo:country="AU" fo:font-weight="normal" officeooo:rsid="007768fd" style:font-weight-asian="normal" style:font-weight-complex="normal"/>
    </style:style>
    <style:style style:name="T56" style:family="text">
      <style:text-properties fo:color="#333333" loext:opacity="100%" fo:language="en" fo:country="AU" fo:font-weight="normal" officeooo:rsid="00e477c4" style:font-weight-asian="normal" style:font-weight-complex="normal"/>
    </style:style>
    <style:style style:name="T57" style:family="text">
      <style:text-properties fo:color="#333333" loext:opacity="100%" fo:language="en" fo:country="AU" fo:font-weight="normal" officeooo:rsid="00e80a70" style:font-weight-asian="normal" style:font-weight-complex="normal"/>
    </style:style>
    <style:style style:name="T58" style:family="text">
      <style:text-properties fo:color="#333333" loext:opacity="100%" fo:language="en" fo:country="AU" fo:font-weight="normal" officeooo:rsid="00e9780c" style:font-weight-asian="normal" style:font-weight-complex="normal"/>
    </style:style>
    <style:style style:name="T59" style:family="text">
      <style:text-properties fo:color="#333333" loext:opacity="100%" fo:language="en" fo:country="AU" fo:font-weight="normal" officeooo:rsid="00ecd75c" style:font-weight-asian="normal" style:font-weight-complex="normal"/>
    </style:style>
    <style:style style:name="T60" style:family="text">
      <style:text-properties fo:color="#333333" loext:opacity="100%" fo:language="en" fo:country="AU" fo:font-weight="normal" officeooo:rsid="00ef6526" style:font-weight-asian="normal" style:font-weight-complex="normal"/>
    </style:style>
    <style:style style:name="T61" style:family="text">
      <style:text-properties fo:color="#333333" loext:opacity="100%" fo:language="en" fo:country="AU" fo:font-weight="normal" officeooo:rsid="00efaa93" style:font-weight-asian="normal" style:font-weight-complex="normal"/>
    </style:style>
    <style:style style:name="T62" style:family="text">
      <style:text-properties officeooo:rsid="00387a42"/>
    </style:style>
    <style:style style:name="T63" style:family="text">
      <style:text-properties officeooo:rsid="004973c7"/>
    </style:style>
    <style:style style:name="T64" style:family="text">
      <style:text-properties officeooo:rsid="0054d750"/>
    </style:style>
    <style:style style:name="T65" style:family="text">
      <style:text-properties officeooo:rsid="005a23c3"/>
    </style:style>
    <style:style style:name="T66" style:family="text">
      <style:text-properties fo:color="#ff0000" loext:opacity="100%" fo:language="en" fo:country="AU" style:text-underline-style="solid" style:text-underline-width="auto" style:text-underline-color="font-color" fo:font-weight="bold" style:font-weight-asian="bold" style:font-weight-complex="bold"/>
    </style:style>
    <style:style style:name="T67" style:family="text">
      <style:text-properties fo:color="#ff0000" loext:opacity="100%" fo:language="en" fo:country="AU" style:text-underline-style="solid" style:text-underline-width="auto" style:text-underline-color="font-color" fo:font-weight="bold" officeooo:rsid="00324978" style:font-weight-asian="bold" style:font-weight-complex="bold"/>
    </style:style>
    <style:style style:name="T68" style:family="text">
      <style:text-properties fo:color="#ff0000" loext:opacity="100%" fo:language="en" fo:country="AU" style:text-underline-style="solid" style:text-underline-width="auto" style:text-underline-color="font-color" fo:font-weight="bold" officeooo:rsid="0036cc8a" style:font-weight-asian="bold" style:font-weight-complex="bold"/>
    </style:style>
    <style:style style:name="T69" style:family="text">
      <style:text-properties fo:color="#ff0000" loext:opacity="100%" fo:language="en" fo:country="AU" fo:font-weight="bold" style:font-weight-asian="bold" style:font-weight-complex="bold"/>
    </style:style>
    <style:style style:name="T70" style:family="text">
      <style:text-properties fo:color="#ff0000" loext:opacity="100%" style:text-underline-style="solid" style:text-underline-width="auto" style:text-underline-color="font-color" fo:font-weight="bold" style:font-weight-asian="bold" style:font-weight-complex="bold"/>
    </style:style>
    <style:style style:name="T71" style:family="text">
      <style:text-properties fo:color="#ff0000" loext:opacity="100%" style:text-underline-style="solid" style:text-underline-width="auto" style:text-underline-color="font-color" fo:font-weight="bold" officeooo:rsid="010549ad" style:font-weight-asian="bold" style:font-weight-complex="bold"/>
    </style:style>
    <style:style style:name="T72" style:family="text">
      <style:text-properties officeooo:rsid="007768fd"/>
    </style:style>
    <style:style style:name="T73" style:family="text">
      <style:text-properties officeooo:rsid="00ab9254"/>
    </style:style>
    <style:style style:name="T74" style:family="text">
      <style:text-properties officeooo:rsid="00abe596"/>
    </style:style>
    <style:style style:name="T75" style:family="text">
      <style:text-properties officeooo:rsid="00ad172a"/>
    </style:style>
    <style:style style:name="T76" style:family="text">
      <style:text-properties officeooo:rsid="00d25c54"/>
    </style:style>
    <style:style style:name="T77" style:family="text">
      <style:text-properties officeooo:rsid="00d832b6"/>
    </style:style>
    <style:style style:name="T78" style:family="text">
      <style:text-properties officeooo:rsid="00ccf4af"/>
    </style:style>
    <style:style style:name="T79" style:family="text">
      <style:text-properties officeooo:rsid="00de8af8"/>
    </style:style>
    <style:style style:name="T80" style:family="text">
      <style:text-properties officeooo:rsid="00e66739"/>
    </style:style>
    <style:style style:name="T81" style:family="text">
      <style:text-properties officeooo:rsid="00ec7515"/>
    </style:style>
    <style:style style:name="T82" style:family="text">
      <style:text-properties officeooo:rsid="00511217"/>
    </style:style>
    <style:style style:name="T83" style:family="text">
      <style:text-properties officeooo:rsid="00f62768"/>
    </style:style>
    <style:style style:name="T84" style:family="text">
      <style:text-properties officeooo:rsid="00f9b283"/>
    </style:style>
    <style:style style:name="T85" style:family="text">
      <style:text-properties officeooo:rsid="01034e83"/>
    </style:style>
    <style:style style:name="T86" style:family="text">
      <style:text-properties style:text-underline-style="solid" style:text-underline-width="auto" style:text-underline-color="font-color"/>
    </style:style>
    <style:style style:name="T87" style:family="text">
      <style:text-properties officeooo:rsid="00f5afe4"/>
    </style:style>
    <style:style style:name="T88" style:family="text">
      <style:text-properties officeooo:rsid="00fbc1f9"/>
    </style:style>
    <style:style style:name="T89" style:family="text">
      <style:text-properties officeooo:rsid="00f5f03c"/>
    </style:style>
    <style:style style:name="T90" style:family="text">
      <style:text-properties officeooo:rsid="00fcfc86"/>
    </style:style>
    <style:style style:name="T91" style:family="text">
      <style:text-properties officeooo:rsid="010ef5ed"/>
    </style:style>
    <style:style style:name="T92" style:family="text">
      <style:text-properties officeooo:rsid="0112016f"/>
    </style:style>
    <style:style style:name="T93" style:family="text">
      <style:text-properties officeooo:rsid="01131a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Update code files in plg_TFM and API folders</text:p>
      <text:p text:style-name="P10"/>
      <text:p text:style-name="P16">1. <text:span text:style-name="T64">You </text:span><text:span text:style-name="T65">might</text:span><text:span text:style-name="T64"> need to update plugin files in the </text:span><text:span text:style-name="T37">plg_TFM</text:span> folder with the latest code files <text:span text:style-name="T62">from </text:span><text:span text:style-name="T43">Code updates / </text:span><text:span text:style-name="T42">plg_TFM</text:span><text:span text:style-name="T62"> folder </text:span></text:p>
      <text:p text:style-name="P10"/>
      <text:p text:style-name="P10"><text:span text:style-name="T22">2.</text:span><text:span text:style-name="T15"> </text:span><text:span text:style-name="T17">The </text:span><text:span text:style-name="T11">Code updates / </text:span><text:span text:style-name="T12">API folder </text:span><text:span text:style-name="T17">with php code </text:span><text:span text:style-name="T18">files</text:span><text:span text:style-name="T17"> will be needed later to </text:span><text:span text:style-name="T21">get</text:span><text:span text:style-name="T19"> your</text:span><text:span text:style-name="T17"> </text:span><text:span text:style-name="T20">url requests</text:span><text:span text:style-name="T17"> </text:span><text:span text:style-name="T20">from</text:span><text:span text:style-name="T17"> the web browser </text:span></text:p>
      <text:p text:style-name="P3"/>
      <text:p text:style-name="P48"><text:span text:style-name="T14">N</text:span><text:span text:style-name="T36">aming convention</text:span><text:span text:style-name="T15">s</text:span></text:p>
      <text:p text:style-name="P4"/>
      <text:p text:style-name="P4"><text:span text:style-name="T22">1. </text:span><text:s/><text:span text:style-name="T44">core_TASK</text:span><text:span text:style-name="T5"> f</text:span><text:span text:style-name="T3">ile names should have a1, a2, a3 </text:span><text:span text:style-name="T13">prefix </text:span><text:span text:style-name="T3">to organise the files in </text:span><text:span text:style-name="T5">a sequential order. For example, in TFM </text:span><text:span text:style-name="T35">mongodb</text:span><text:span text:style-name="T5">, the core_TASK file could be organised as follows:</text:span></text:p>
      <text:p text:style-name="P4"/>
      <text:p text:style-name="P21">a<text:span text:style-name="T80">1</text:span>_<text:span text:style-name="T79">s</text:span><text:span text:style-name="T92">etup</text:span><text:span text:style-name="T76">.py</text:span></text:p>
      <text:p text:style-name="P22">a<text:span text:style-name="T80">2</text:span>_<text:span text:style-name="T92">create_delete</text:span>.py</text:p>
      <text:p text:style-name="P23">a<text:span text:style-name="T80">3</text:span>_<text:span text:style-name="T92">sharding</text:span>.py</text:p>
      <text:p text:style-name="P35">….and so forth </text:p>
      <text:p text:style-name="P29"/>
      <text:p text:style-name="P19">If you need to log the actions or activities when running the code, then put a <text:span text:style-name="T37">LOG_</text:span> prefix in front of the core_TASK file name, such as follows:</text:p>
      <text:p text:style-name="P18"/>
      <text:p text:style-name="P15"><text:span text:style-name="T74">b</text:span><text:span text:style-name="T80">1</text:span>_<text:span text:style-name="T74">L</text:span><text:span text:style-name="T73">O</text:span><text:span text:style-name="T74">G</text:span><text:span text:style-name="T73">_</text:span><text:span text:style-name="T78">se</text:span><text:span text:style-name="T92">tup</text:span>.py</text:p>
      <text:p text:style-name="P15"><text:span text:style-name="T74">b</text:span>2_<text:span text:style-name="T75">LOG</text:span><text:span text:style-name="T73">_</text:span><text:span text:style-name="T92">create_delete.py</text:span></text:p>
      <text:p text:style-name="P15"><text:span text:style-name="T74">b</text:span>3_<text:span text:style-name="T75">LOG</text:span><text:span text:style-name="T73">_</text:span><text:span text:style-name="T92">sharding.py</text:span> </text:p>
      <text:p text:style-name="P14">….<text:span text:style-name="T77">and so forth </text:span></text:p>
      <text:p text:style-name="P14"/>
      <text:p text:style-name="P20">Each LOG file could have at least 1 corresponding mongodb database with the same name, for example:</text:p>
      <text:p text:style-name="P20"/>
      <text:p text:style-name="P20">a1_LOG_<text:span text:style-name="T93">setup</text:span></text:p>
      <text:p text:style-name="P14"/>
      <text:p text:style-name="P7"/>
      <text:p text:style-name="P26"><text:span text:style-name="T3">2. </text:span><text:span text:style-name="T30">R</text:span><text:span text:style-name="T1">emove any core_ prefix in the file names, and simply use the a1</text:span><text:span text:style-name="T30">_</text:span><text:span text:style-name="T1">, a2</text:span><text:span text:style-name="T30">_</text:span><text:span text:style-name="T1">, a3</text:span><text:span text:style-name="T30">_, b1_, b2_, b_3</text:span><text:span text:style-name="T1"> prefix instead </text:span></text:p>
      <text:p text:style-name="P4"/>
      <text:p text:style-name="P3"><text:span text:style-name="T25">3</text:span><text:span text:style-name="T22">.</text:span> All lists must be named <text:span text:style-name="T26">with the prefix LIST_. For example, a list of </text:span><text:span text:style-name="T27">files should be </text:span><text:span text:style-name="T28">named as</text:span><text:span text:style-name="T27"> ‘LIST_file’, instead of ‘files’</text:span></text:p>
      <text:p text:style-name="P33"/>
      <text:p text:style-name="P31"/>
      <text:p text:style-name="P43"><text:span text:style-name="T86">Folders &amp; files</text:span> </text:p>
      <text:p text:style-name="P32"/>
      <text:p text:style-name="P41"><text:span text:style-name="T91">1</text:span>. The task folder should only have the following sub-folders:</text:p>
      <text:p text:style-name="P41"/>
      <text:p text:style-name="P41">- core_TASK <text:span text:style-name="T87">(with many component sub-folders inside)</text:span></text:p>
      <text:p text:style-name="P41">- plg_TFM</text:p>
      <text:p text:style-name="P41">- plg_CUSTOM</text:p>
      <text:p text:style-name="P41">- plg_CENTOS</text:p>
      <text:p text:style-name="P41"><text:soft-page-break/>- plg_UBUNTU</text:p>
      <text:p text:style-name="P41"/>
      <text:p text:style-name="P41">3. Create a TFM_task_router.py file in the task folder. This file contains code where the core_TASK <text:span text:style-name="T87">component </text:span>code files are called and executed.</text:p>
      <text:p text:style-name="P41"/>
      <text:p text:style-name="P41"><text:span text:style-name="T88">4</text:span>. <text:span text:style-name="T89">Please remember to use plugin functions from plg_TFM folder instead of writing your own functions for the core_TASK files. </text:span><text:span text:style-name="T90">Lots of code written before did NOT use the plugin functions in the plg_TFM folder, this must be corrected.</text:span></text:p>
      <text:p text:style-name="P41"/>
      <text:p text:style-name="P40">5. Please delete any folders or files that are not needed by the TFM </text:p>
      <text:p text:style-name="P31"/>
      <text:p text:style-name="P31"/>
      <text:p text:style-name="P47">Database &amp; database operations</text:p>
      <text:p text:style-name="P24"/>
      <text:p text:style-name="P30"><text:span text:style-name="T53">1.</text:span><text:span text:style-name="T48"> For </text:span><text:span text:style-name="T49">any database operations</text:span><text:span text:style-name="T48">, we used Sqlite before, but now we need to use Mongodb as our </text:span><text:span text:style-name="T50">default</text:span><text:span text:style-name="T48"> database. </text:span><text:span text:style-name="T51">For Mongodb operations, y</text:span><text:span text:style-name="T52">ou must use the Mongodb plugin functions from </text:span><text:span text:style-name="T45">plg_TFM </text:span><text:span text:style-name="T46">/</text:span><text:span text:style-name="T52"> </text:span><text:span text:style-name="T46">plg_DB_MongoDB_2.py</text:span></text:p>
      <text:p text:style-name="P50"/>
      <text:p text:style-name="P51"><text:span text:style-name="T63">Y</text:span>ou can write your own plugin functions in the plg_CUSTOM folder but only if the function you need don’t already exist in the plg_TFM folder </text:p>
      <text:p text:style-name="P6"/>
      <text:p text:style-name="P36"><text:span text:style-name="T59">2</text:span><text:span text:style-name="T56">. </text:span><text:span text:style-name="T48">You must use Task mode functions </text:span><text:span text:style-name="T54">in the plg_TFM folder</text:span><text:span text:style-name="T48"> to </text:span><text:span text:style-name="T61">transfer and process </text:span><text:span text:style-name="T48">data </text:span><text:span text:style-name="T60">between different file and database types</text:span><text:span text:style-name="T48">. </text:span><text:span text:style-name="T55">Task mode files have a prefix </text:span><text:span text:style-name="T47">plg_TM_.</text:span></text:p>
      <text:p text:style-name="P53"/>
      <text:p text:style-name="P53"><text:span text:style-name="T72">Examples of a task mode file are as</text:span><text:span text:style-name="T38"> </text:span><text:span text:style-name="T72">follows:</text:span></text:p>
      <text:p text:style-name="P57"/>
      <text:p text:style-name="P55">plg_TM_txt_to_txt.py</text:p>
      <text:p text:style-name="P55">plg_TM_mongodb_to_mongodb.py</text:p>
      <text:p text:style-name="P55">plg_TM_txt_to_mongodb.py</text:p>
      <text:p text:style-name="P55">plg_TM_csv_to_mongodb.py</text:p>
      <text:p text:style-name="P52"/>
      <text:p text:style-name="P52"/>
      <text:p text:style-name="P46">TFM_task_router.py file</text:p>
      <text:p text:style-name="P52"/>
      <text:p text:style-name="P58">The TFM_task_router.py should contain only two functions as follows:</text:p>
      <text:p text:style-name="P58"/>
      <text:p text:style-name="P58">1. LOG_<text:span text:style-name="T84">tfm_</text:span>task_request ()</text:p>
      <text:p text:style-name="P58"/>
      <text:p text:style-name="P59">- Leave this function as an empty function for now. </text:p>
      <text:p text:style-name="P58"/>
      <text:p text:style-name="P58"/>
      <text:p text:style-name="P58">2. TFM_task_action ()</text:p>
      <text:p text:style-name="P52"/>
      <text:p text:style-name="P52">- <text:span text:style-name="T83">This function was previous called </text:span><text:span text:style-name="T40">select_task ( )</text:span><text:span text:style-name="T83"> or </text:span><text:span text:style-name="T40">TFM_select_task ()</text:span></text:p>
      <text:p text:style-name="P52"/>
      <text:p text:style-name="P52">- <text:span text:style-name="T83">Now we group our switch statements under this new function name only </text:span></text:p>
      <text:p text:style-name="P9"/>
      <text:p text:style-name="P39"><text:soft-page-break/>3. See the <text:span text:style-name="T41">Code examples / test_Task_request_url.py</text:span><text:span text:style-name="T85"> and </text:span><text:span text:style-name="T41">TFM_task_router.py</text:span> for code examples </text:p>
      <text:p text:style-name="P6"/>
      <text:p text:style-name="P6"/>
      <text:p text:style-name="P42"><text:span text:style-name="T23">Task mode using loop and concurrent futures</text:span><text:span text:style-name="T16"> </text:span></text:p>
      <text:p text:style-name="P5"/>
      <text:p text:style-name="P17">1. We can use loop or concurrent futures to process <text:span text:style-name="T81">any</text:span> RAW and COOKED data</text:p>
      <text:p text:style-name="P17"/>
      <text:p text:style-name="P25">2. Concurrent functions can be found in <text:span text:style-name="T39">plg_Concurrency_2.py</text:span><text:span text:style-name="T82"> </text:span></text:p>
      <text:p text:style-name="P17"/>
      <text:p text:style-name="P27"><text:span text:style-name="T1">2. Task mode functions </text:span><text:span text:style-name="T32">is in </text:span><text:span text:style-name="T29">any plugin file with </text:span><text:span text:style-name="T7">plg_TM_</text:span><text:span text:style-name="T29"> prefix, such as</text:span><text:span text:style-name="T1"> </text:span><text:span text:style-name="T6">plg_TM_mongodb_to_mongodb.</text:span><text:span text:style-name="T7">py</text:span><text:span text:style-name="T29"> or </text:span><text:span text:style-name="T7">plg_TM_txt_to_txt.py</text:span></text:p>
      <text:p text:style-name="P2"/>
      <text:p text:style-name="P37"><text:span text:style-name="T56">3. </text:span><text:span text:style-name="T48">You </text:span><text:span text:style-name="T57">should try to use</text:span><text:span text:style-name="T48"> Task mode functions </text:span><text:span text:style-name="T54">in the plg_TFM folder</text:span><text:span text:style-name="T48"> to </text:span><text:span text:style-name="T58">process data in a loop or concurrently </text:span></text:p>
      <text:p text:style-name="P54"/>
      <text:p text:style-name="P54"><text:span text:style-name="T72">Examples of a task mode file are as</text:span><text:span text:style-name="T38"> </text:span><text:span text:style-name="T72">follows:</text:span></text:p>
      <text:p text:style-name="P56">plg_TM_txt_to_txt.py</text:p>
      <text:p text:style-name="P56">plg_TM_mongodb_to_mongodb.py</text:p>
      <text:p text:style-name="P56">plg_TM_txt_to_mongodb.py</text:p>
      <text:p text:style-name="P56">plg_TM_csv_to_mongodb.py</text:p>
      <text:p text:style-name="P2"/>
      <text:p text:style-name="P2"/>
      <text:p text:style-name="P34"><text:span text:style-name="T70">Test </text:span><text:span text:style-name="T71">your </text:span><text:span text:style-name="T70">code </text:span><text:span text:style-name="T67">using urls through </text:span><text:span text:style-name="T68">your web</text:span><text:span text:style-name="T67"> browser </text:span></text:p>
      <text:p text:style-name="P1"/>
      <text:p text:style-name="P11"><text:span text:style-name="T24">1.</text:span> <text:span text:style-name="T4">Place the API folder with the php code inside the webserver, eg if you are using XAMPP, then put it inside htdocs folder</text:span></text:p>
      <text:p text:style-name="P11"/>
      <text:p text:style-name="P12"><text:span text:style-name="T24">2.</text:span><text:span text:style-name="T4"> Create a Python file </text:span><text:span text:style-name="T33">called test_task_request.py and use the Python request library to submit url</text:span><text:span text:style-name="T4"> through the web browser.</text:span><text:span text:style-name="T33"> The url will be used to call and execute TFM functions through the API and</text:span><text:span text:style-name="T4"> the </text:span><text:span text:style-name="T8">TFM_task_router.py</text:span><text:span text:style-name="T4"> file</text:span></text:p>
      <text:p text:style-name="P12"/>
      <text:p text:style-name="P13"><text:span text:style-name="T4">3. </text:span><text:span text:style-name="T1">See </text:span><text:span text:style-name="T9">Code examples / </text:span><text:span text:style-name="T10">TFM_API</text:span><text:span text:style-name="T6">.pdf</text:span><text:span text:style-name="T1"> </text:span><text:span text:style-name="T34">for code examples</text:span></text:p>
      <text:p text:style-name="P38"/>
      <text:p text:style-name="P8"/>
      <text:p text:style-name="P28"><text:span text:style-name="T66">Create short testing videos to show that the code is running correctly</text:span><text:span text:style-name="T69"> </text:span></text:p>
      <text:p text:style-name="P44"/>
      <text:p text:style-name="P49">1. To prove that the code is running correctly, please created short videos to show how the code was running on your computer screen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fo:language="en" fo:country="AU" officeooo:rsid="003406b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 text:c="18"/><text:span text:style-name="MT1"><text:s text:c="48"/></text:span><text:span text:style-name="MT1"><text:page-number text:select-page="current">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1T06:05:38.023000000</meta:creation-date>
    <dc:date>2024-11-14T10:38:48.134000000</dc:date>
    <meta:editing-duration>PT11H18M59S</meta:editing-duration>
    <meta:editing-cycles>236</meta:editing-cycles>
    <meta:generator>LibreOffice/7.5.2.2$Windows_X86_64 LibreOffice_project/53bb9681a964705cf672590721dbc85eb4d0c3a2</meta:generator>
    <meta:document-statistic meta:table-count="0" meta:image-count="0" meta:object-count="0" meta:page-count="3" meta:paragraph-count="62" meta:word-count="662" meta:character-count="4129" meta:non-whitespace-character-count="3444"/>
  </office:meta>
</office:document-meta>
</file>